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cumentação do Projeto PopCorn AI</text:p>
      <text:p text:style-name="Normal">Visão Geral</text:p>
      <text:p text:style-name="Normal">PopCorn AI é uma plataforma de recomendação de filmes desenvolvida para oferecer aos usuários sugestões personalizadas com base em suas preferências. Este projeto utiliza Python para o backend, Flask como framework web, PostgreSQL como banco de dados, Vue.js para a interface do usuário e Docker para containerização e gerenciamento do ambiente.</text:p>
      <text:p text:style-name="Normal"/>
      <text:p text:style-name="Normal">Tecnologias Utilizadas</text:p>
      <text:p text:style-name="Normal">Backend: Python (Flask)</text:p>
      <text:p text:style-name="Normal">Frontend: Vue.js</text:p>
      <text:p text:style-name="Normal">Banco de Dados: PostgreSQL</text:p>
      <text:p text:style-name="Normal">Dataset: Arquivos CSV estruturados</text:p>
      <text:p text:style-name="Normal">Containerização: Docker</text:p>
      <text:p text:style-name="Normal">Ferramentas Adicionais: SQLAlchemy (ORM), pandas (manipulação de dados), scikit-learn (algoritmos de recomendação)</text:p>
      <text:p text:style-name="Normal"/>
      <text:p text:style-name="Normal">Estrutura do Projeto</text:p>
      <text:p text:style-name="Normal">PopCornAI/<text:line-break/>├── backend/<text:line-break/>│ <text:s text:c="2"/>├── app/<text:line-break/>│ <text:s text:c="2"/>│ <text:s text:c="2"/>├── __init__.py<text:line-break/>│ <text:s text:c="2"/>│ <text:s text:c="2"/>├── routes.py<text:line-break/>│ <text:s text:c="2"/>│ <text:s text:c="2"/>├── models.py<text:line-break/>│ <text:s text:c="2"/>│ <text:s text:c="2"/>├── recommender.py<text:line-break/>│ <text:s text:c="2"/>│ <text:s text:c="2"/>└── utils.py<text:line-break/>│ <text:s text:c="2"/>├── migrations/<text:line-break/>│ <text:s text:c="2"/>├── requirements.txt<text:line-break/>│ <text:s text:c="2"/>└── Dockerfile<text:line-break/>├── frontend/<text:line-break/>│ <text:s text:c="2"/>├── src/<text:line-break/>│ <text:s text:c="2"/>│ <text:s text:c="2"/>├── components/<text:line-break/>│ <text:s text:c="2"/>│ <text:s text:c="2"/>├── views/<text:line-break/>│ <text:s text:c="2"/>│ <text:s text:c="2"/>├── App.vue<text:line-break/>│ <text:s text:c="2"/>│ <text:s text:c="2"/>├── main.js<text:line-break/>│ <text:s text:c="2"/>│ <text:s text:c="2"/>└── router.js<text:line-break/>│ <text:s text:c="2"/>├── package.json<text:line-break/>│ <text:s text:c="2"/>├── vue.config.js<text:line-break/>│ <text:s text:c="2"/>└── Dockerfile<text:line-break/>├── dataset/<text:line-break/>│ <text:s text:c="2"/>├── movies.csv<text:line-break/>│ <text:s text:c="2"/>└── ratings.csv<text:line-break/>├── docker-compose.yml<text:line-break/>├── README.md<text:line-break/>└── setup.sql<text:line-break/><text:s/><text:line-break/></text:p>
      <text:p text:style-name="Normal">Configuração e Instalação</text:p>
      <text:p text:style-name="Normal">Pré-requisitos</text:p>
      <text:p text:style-name="Normal">Docker e Docker Compose instalados.</text:p>
      <text:p text:style-name="Normal">Python 3.9+.</text:p>
      <text:p text:style-name="Normal">Node.js 16+ e npm/yarn.</text:p>
      <text:p text:style-name="Normal">PostgreSQL instalado localmente ou executando no Docker.</text:p>
      <text:p text:style-name="Normal"/>
      <text:p text:style-name="Normal">Passo a Passo</text:p>
      <text:p text:style-name="Normal">1. Clone o repositório</text:p>
      <text:p text:style-name="Normal">git clone https://github.com/seu-usuario/popcorn-ai.git<text:line-break/>cd popcorn-ai<text:line-break/><text:s/></text:p>
      <text:p text:style-name="Normal">2. Configuração do Banco de Dados</text:p>
      <text:p text:style-name="Normal">Certifique-se de que o PostgreSQL esteja executando.</text:p>
      <text:p text:style-name="Normal">Execute o script setup.sql para criar o banco de dados e tabelas:</text:p>
      <text:p text:style-name="Normal">psql -U seu_usuario -f setup.sql<text:line-break/><text:s/></text:p>
      <text:p text:style-name="Normal">3. Backend</text:p>
      <text:p text:style-name="Normal">Instale as dependências:</text:p>
      <text:p text:style-name="Normal">cd backend<text:line-break/>pip install -r requirements.txt<text:line-break/><text:s/></text:p>
      <text:p text:style-name="Normal">Execute as migrações:</text:p>
      <text:p text:style-name="Normal">flask db upgrade<text:line-break/><text:s/></text:p>
      <text:p text:style-name="Normal">Inicie o servidor Flask:</text:p>
      <text:p text:style-name="Normal">flask run<text:line-break/><text:s/></text:p>
      <text:p text:style-name="Normal">4. Frontend</text:p>
      <text:p text:style-name="Normal">Instale as dependências do Vue.js:</text:p>
      <text:p text:style-name="Normal">cd frontend<text:line-break/>npm install<text:line-break/><text:s/></text:p>
      <text:p text:style-name="Normal">Execute o servidor de desenvolvimento:</text:p>
      <text:p text:style-name="Normal">npm run serve<text:line-break/><text:s/></text:p>
      <text:p text:style-name="Normal">5. Execução com Docker</text:p>
      <text:p text:style-name="Normal">Suba os serviços com Docker Compose:</text:p>
      <text:p text:style-name="Normal">docker-compose up --build<text:line-break/><text:s/><text:line-break/></text:p>
      <text:p text:style-name="Normal">Dataset</text:p>
      <text:p text:style-name="Normal">Estrutura do movies.csv</text:p>
      <text:p text:style-name="Normal">movieId, title, genres</text:p>
      <text:p text:style-name="Normal">1, Toy Story (1995), Animation</text:p>
      <text:p text:style-name="Normal">2, Jumanji (1995), Adventure</text:p>
      <text:p text:style-name="Normal">Estrutura do ratings.csv</text:p>
      <text:p text:style-name="Normal">userId, movieId, rating, timestamp</text:p>
      <text:p text:style-name="Normal">1, 1, 4.0, 964982703</text:p>
      <text:p text:style-name="Normal">movies.csv: Contém os detalhes dos filmes.</text:p>
      <text:p text:style-name="Normal">ratings.csv: Contém as avaliações de usuários.</text:p>
      <text:p text:style-name="Normal"/>
      <text:p text:style-name="Normal">Funcionalidades</text:p>
      <text:p text:style-name="Normal">Backend</text:p>
      <text:p text:style-name="Normal">Endpoints:<text:s/></text:p>
      <text:p text:style-name="Normal">GET /movies: Retorna a lista de filmes.</text:p>
      <text:p text:style-name="Normal">POST /recommendations: Recebe um ID de usuário e retorna recomendações.</text:p>
      <text:p text:style-name="Normal">Algoritmo de Recomendação:<text:s/></text:p>
      <text:p text:style-name="Normal">Baseado em Collaborative Filtering utilizando scikit-learn.</text:p>
      <text:p text:style-name="Normal">Frontend</text:p>
      <text:p text:style-name="Normal">Página Inicial: Exibe uma lista de filmes populares.</text:p>
      <text:p text:style-name="Normal">Recomendações: Página que exibe recomendações personalizadas.</text:p>
      <text:p text:style-name="Normal"/>
      <text:p text:style-name="Normal">Docker</text:p>
      <text:p text:style-name="Normal">Arquivo docker-compose.yml</text:p>
      <text:p text:style-name="Normal">version: '3.8'<text:line-break/>services:<text:line-break/><text:s text:c="2"/>backend:<text:line-break/><text:s text:c="4"/>build: ./backend<text:line-break/><text:s text:c="4"/>ports:<text:line-break/><text:s text:c="6"/>- "5000:5000"<text:line-break/><text:s text:c="4"/>depends_on:<text:line-break/><text:s text:c="6"/>- db<text:line-break/><text:s text:c="2"/>frontend:<text:line-break/><text:s text:c="4"/>build: ./frontend<text:line-break/><text:s text:c="4"/>ports:<text:line-break/><text:s text:c="6"/>- "8080:8080"<text:line-break/><text:s text:c="2"/>db:<text:line-break/><text:s text:c="4"/>image: postgres:13<text:line-break/><text:s text:c="4"/>environment:<text:line-break/><text:s text:c="6"/>POSTGRES_USER: user<text:line-break/><text:s text:c="6"/>POSTGRES_PASSWORD: password<text:line-break/><text:s text:c="6"/>POSTGRES_DB: popcorn_ai<text:line-break/><text:s text:c="4"/>ports:<text:line-break/><text:s text:c="6"/>- "5432:5432"<text:line-break/><text:s text:c="4"/>volumes:<text:line-break/><text:s text:c="6"/>- db_data:/var/lib/postgresql/data<text:line-break/>volumes:<text:line-break/><text:s text:c="2"/>db_data:<text:line-break/><text:s/><text:line-break/></text:p>
      <text:p text:style-name="Normal">Próximos Passos</text:p>
      <text:p text:style-name="Normal">Melhorias no Algoritmo de Recomendação:<text:s/></text:p>
      <text:p text:style-name="Normal">Adicionar suporte a Content-Based Filtering.</text:p>
      <text:p text:style-name="Normal">Implementar Matrix Factorization para maior precisão.</text:p>
      <text:p text:style-name="Normal">Integração com APIs Externas:<text:s/></text:p>
      <text:p text:style-name="Normal">Adicionar detalhes dos filmes via API do TMDb.</text:p>
      <text:p text:style-name="Normal">Desenvolvimento do Frontend:<text:s/></text:p>
      <text:p text:style-name="Normal">Melhorar a experiência do usuário com designs modernos.</text:p>
      <text:p text:style-name="Normal"/>
      <text:p text:style-name="Normal">Contribuições</text:p>
      <text:p text:style-name="Normal">Faça um fork do repositório.</text:p>
      <text:p text:style-name="Normal">Crie uma branch para sua feature.</text:p>
      <text:p text:style-name="Normal">Envie um pull request.</text:p>
      <text:p text:style-name="Normal"/>
      <text:p text:style-name="Normal">Licença</text:p>
      <text:p text:style-name="Normal">Este projeto é licenciado sob a MIT License.</text:p>
      <text:p text:style-name="Normal"/>
      <text:p text:style-name="Normal">Se precisar de mais ajustes, posso complementar! 🎬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rancemy Sebastião</meta:initial-creator>
    <dc:creator>Francemy Sebastião</dc:creator>
    <meta:creation-date>2024-11-25T18:41:00Z</meta:creation-date>
    <dc:date>2024-11-25T18:41:00Z</dc:date>
    <meta:template xlink:href="Normal.dotm" xlink:type="simple"/>
    <meta:editing-cycles>1</meta:editing-cycles>
    <meta:editing-duration>PT0S</meta:editing-duration>
    <meta:document-statistic meta:page-count="1" meta:paragraph-count="7" meta:word-count="574" meta:character-count="3671" meta:row-count="25" meta:non-whitespace-character-count="3104"/>
  </office:meta>
</office:document-meta>
</file>